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 office:value-type="string">
            <text:p>What's that, you expected some drinking water?</text:p>
          </table:table-cell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 office:value-type="string">
            <text:p>Too bad, it's just seawater.</text:p>
          </table:table-cell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6T14:43:23+02:00</meta:creation-date>
    <dc:date>2020-04-26T14:43:2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